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ableSpecialKeyDetectTest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sableSpecialKeyDetect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sableSpecialKeyDetect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